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7bc95"/>
    </style:style>
    <style:style style:name="P2" style:family="paragraph" style:parent-style-name="Standard">
      <style:text-properties officeooo:rsid="000aa478" officeooo:paragraph-rsid="000aa478"/>
    </style:style>
    <style:style style:name="T1" style:family="text">
      <style:text-properties officeooo:rsid="00023069"/>
    </style:style>
    <style:style style:name="T2" style:family="text">
      <style:text-properties fo:font-style="italic"/>
    </style:style>
    <style:style style:name="T3" style:family="text">
      <style:text-properties fo:font-style="italic" officeooo:rsid="000717f8" style:font-style-asian="italic" style:font-style-complex="italic"/>
    </style:style>
    <style:style style:name="T4" style:family="text">
      <style:text-properties fo:font-style="italic" officeooo:rsid="00074de5" style:font-style-asian="italic" style:font-style-complex="italic"/>
    </style:style>
    <style:style style:name="T5" style:family="text">
      <style:text-properties officeooo:rsid="0005db4b"/>
    </style:style>
    <style:style style:name="T6" style:family="text">
      <style:text-properties fo:font-weight="bold" officeooo:rsid="00023069" style:font-weight-asian="bold" style:font-weight-complex="bold"/>
    </style:style>
    <style:style style:name="T7" style:family="text">
      <style:text-properties fo:font-weight="normal" officeooo:rsid="0005db4b" style:font-weight-asian="normal" style:font-weight-complex="normal"/>
    </style:style>
    <style:style style:name="T8" style:family="text">
      <style:text-properties officeooo:rsid="000717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011/2012</text:p>
      <text:p text:style-name="P2"/>
      <text:p text:style-name="P2">A</text:p>
      <text:p text:style-name="P2"/>
      <text:p text:style-name="P2">1. Byla zadána Kmapa a měli jsme tam doplnit 1 a 0. (4b)<text:line-break/>2. MNKF, najít více řešení (6b)<text:line-break/>3. Taky mux - stejný příklad se probíral na cvičení - př. 6.3 (6b)<text:line-break/>4. Stejné (5b)<text:line-break/>5. Stejné (5b)<text:line-break/>6. Podobný příklad jak na semestrálce 2010 (testová) - 14. příklad (6b)<text:line-break/>7. Stejné (A = 000, B = 001, C = 01, D = 11) (7b)<text:line-break/>8. 3-bit posuvný registr - Parallel load, rotate right (2 vstup mux, D-KO) (6b)<text:line-break/>9. PLA (5b)<text:line-break/>10. VHDL kód - tuším dekodér (5b)</text:p>
      <text:p text:style-name="Standard"/>
      <text:p text:style-name="P2">B</text:p>
      <text:p text:style-name="P2">1. Doplnit Vennův diagram (vybarvování koleček:))<text:line-break/>2. Je zadaná mapa, najít MNDF (udělat smyčky + vypsat výrazy, pozor na více řešení)<text:line-break/>3. Obrázek mulitplexoru, určit logiskou funkci (při jakých kombinacích proměnných dává 1 a při jakých 0)<text:line-break/>4. Časový diagram - určit, co to je za K-O + indentifikovat vstupy<text:line-break/>5. Slovník přechodů - opravit v něm chyby<text:line-break/>6. Navrhnout čítač dle zadaného grafu přechodů (tabulka, pak pro jeden vstup J/K udělat mapu a MNDF)<text:line-break/>7. sériová linka, udělat automat na rozkódování symbolů (001 = A, ...) - udělat graf přechodů<text:line-break/>8. udělat 3-bit registr, aby uměl posuv vpravo/vlevo (D KO, MX)<text:line-break/>9. pomocí pla (byl tam obrázek) realizovat funkce (vykřížkovat spoje)<text:line-break/>10. zadaný kód VHDL, poznat funkci (co je to za odvod)</text:p>
      <text:p text:style-name="P2"/>
      <text:p text:style-name="P2">2012/2013</text:p>
      <text:p text:style-name="P2"/>
      <text:p text:style-name="P2">A</text:p>
      <text:p text:style-name="P2"/>
      <text:p text:style-name="P2">1) Vennův diagram (F = a.b + a.c)<text:line-break/>2) MNDF Karnaughova mapa, všechny možnosti<text:line-break/>3) Multiplexor, určit vrcholy v 0 a 1 a z toho vyjádřit funkci<text:line-break/>4) Poznat z grafu přechodů o jaký klopný obvod se jedná (my jsme měli JK-KO pokud se nepletu)<text:line-break/>5) Zadaná tabulka přechodů a my měli určit, kde je chyba<text:line-break/>6) Navrhnout synchronní obousměrný tříbitový čítač (podle obrázku) a odvodit MNDF pro vstup K2<text:line-break/>7) Navrhnout konečný automat pro dekódování symbolů A-D<text:line-break/>8) Nakreslit schéma zapojení 3-bitového posuvného registru realizující funkce Rotate Left a Rotate Right<text:line-break/>9) PLA<text:line-break/>10) VHDL kód, poznat o jaký obvod se jedná (my měli dekódér pokud se nemýlim)</text:p>
      <text:p text:style-name="P2"/>
      <text:p text:style-name="P2">2013/2014</text:p>
      <text:p text:style-name="P2"/>
      <text:p text:style-name="P2">D</text:p>
      <text:p text:style-name="P2"/>
      <text:p text:style-name="P2">To samé co B, jen <text:line-break/>1) - je zadaná funkce jedničkami a nulami a máme ji zakreslit do prázdné Karnaughovy mapy<text:line-break/><text:soft-page-break/>- 3bitový registr - shift left, rotate right<text:line-break/>- PLA jen 2 funkce f a g<text:line-break/>- VHDL kód dekodéru</text:p>
      <text:p text:style-name="P2"/>
      <text:p text:style-name="P2">DONT KNOW WHICH YEAR :D</text:p>
      <text:p text:style-name="P2">1. jednotkova kocka... minimalne riesenie (4b)<text:line-break/>2. zadana mapa...tiez minimalne riesenie (5b)<text:line-break/>3. Obrazok multiplexoru a chceli vediet pre ktore vstupy bude 1 a pre ktore 0 (5b)<text:line-break/>4. z casoveho diagramu urcit typ KO a identifikovat vstupy (4b)<text:line-break/>5. v tabulke prechodov KO oznacte chyby a opravte (4b)<text:line-break/>6. podla grafu navrhnut citac (5b)<text:line-break/>7. nekreslit citac modulo 13 z klopnych obvodov JK (5b)<text:line-break/>8. po linke prechadzaju zakodovane symboli ABCDE, kazdy ma kod, nakreslit graf prechodov automatu ktory ich dekoduje (5b)<text:line-break/>9. obrazok clena realizujuceho uvedenu log. funkciu, napisat aku (3b)<text:line-break/>10. schema trojbitoveho posuvneho registru hold a rotaciu left klopne odvody typu D (5b)<text:line-break/>11. z tabulky prechodov automatu spravit graf (5b)<text:line-break/>12. pomocou technologie spravit funkcie (5b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4T15:32:47.292578914</meta:creation-date>
    <dc:date>2015-05-19T21:24:34.743458453</dc:date>
    <meta:editing-duration>PT46M16S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2" meta:paragraph-count="13" meta:word-count="496" meta:character-count="2809" meta:non-whitespace-character-count="2325"/>
  </office:meta>
</office:document-meta>
</file>